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color="#000000" fo:font-size="14pt" style:font-size-asian="14pt" style:font-size-complex="14pt"/>
    </style:style>
    <style:style style:name="P2" style:family="paragraph" style:parent-style-name="Heading_20_1">
      <style:text-properties fo:color="#000000" fo:font-size="13pt" style:font-size-asian="13pt" style:font-size-complex="13pt"/>
    </style:style>
    <style:style style:name="P3" style:family="paragraph" style:parent-style-name="Heading_20_1" style:list-style-name="" style:master-page-name="Standard">
      <style:paragraph-properties style:page-number="auto"/>
      <style:text-properties fo:color="#000000" fo:font-size="15pt" style:font-size-asian="15pt" style:font-size-complex="15pt"/>
    </style:style>
    <style:style style:name="P4" style:family="paragraph" style:parent-style-name="Heading_20_2">
      <style:text-properties fo:color="#000000" fo:font-size="11pt" style:font-size-asian="11pt" style:font-size-complex="11pt"/>
    </style:style>
    <style:style style:name="P5" style:family="paragraph" style:parent-style-name="Heading_20_2">
      <style:text-properties fo:color="#000000" fo:font-size="12pt" style:font-size-asian="12pt" style:font-size-complex="12pt"/>
    </style:style>
    <style:style style:name="P6" style:family="paragraph" style:parent-style-name="Standard">
      <style:text-properties fo:color="#000000" fo:font-size="11pt" style:font-size-asian="11pt" style:font-size-complex="11pt"/>
    </style:style>
    <style:style style:name="P7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T6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lication: <text:span text:style-name="T3">Digital Payment Management System</text:span></text:p>
      <text:list xml:id="list9057158767303474281" text:style-name="Outline">
        <text:list-item>
          <text:p text:style-name="P2"><text:s/>Introduction</text:p>
        </text:list-item>
      </text:list>
      <text:p text:style-name="P6"><text:s text:c="5"/>Purpose: Define the goals and scope of this DDD documentation for the digital payment management system.</text:p>
      <text:p text:style-name="P6">Goals: <text:line-break/> <text:s text:c="4"/>- Enable secure and efficient digital payments<text:line-break/> <text:s text:c="4"/>- Support various payment modes<text:line-break/> <text:s text:c="4"/>- Handle transactions, refunds, and settlements</text:p>
      <text:p text:style-name="P6">Scope:<text:line-break/> <text:s text:c="4"/>Covers core back-end payment services like transaction, wallet, gateway, settlement, <text:s text:c="3"/>and user management.</text:p>
      <text:p text:style-name="P6">Domain Overview:<text:line-break/> <text:s text:c="4"/>Includes digital wallets, payment gateways, transaction processing, customer and merchant on boarding, and fund settlement.</text:p>
      <text:p text:style-name="P6">Context:<text:line-break/> <text:s text:c="4"/>Defines boundaries for wallet, transaction, and settlement services. Integration with external banks and gateways are considered external.</text:p>
      <text:list xml:id="list36643852" text:continue-numbering="true" text:style-name="Outline">
        <text:list-item>
          <text:p text:style-name="P2"><text:s/>Strategic Design</text:p>
          <text:list>
            <text:list-item>
              <text:h text:style-name="P4" text:outline-level="2">A. Bounded Contexts</text:h>
            </text:list-item>
          </text:list>
        </text:list-item>
      </text:list>
      <text:p text:style-name="P6">Transaction Service:<text:line-break/> <text:s text:c="4"/>Summary/Functionalities: Handles payment initiation, status tracking, and retries.</text:p>
      <text:p text:style-name="P6">Wallet Service:<text:line-break/> <text:s text:c="4"/>Summary/Functionalities: Manages digital balances and transfers.</text:p>
      <text:p text:style-name="P6">Gateway Integration:<text:line-break/> <text:s text:c="4"/>Summary/Functionalities: Communicates with external payment providers.</text:p>
      <text:p text:style-name="P6">Settlement Service:<text:line-break/> <text:s text:c="4"/>Summary/Functionalities: Settles transactions to bank/merchant accounts.</text:p>
      <text:p text:style-name="P6">Customer Management:<text:line-break/> <text:s text:c="4"/>Summary/Functionalities: Registers and verifies users/merchants.</text:p>
      <text:list xml:id="list36665800" text:continue-numbering="true" text:style-name="Outline">
        <text:list-item>
          <text:list>
            <text:list-item>
              <text:h text:style-name="P5" text:outline-level="2"><text:soft-page-break/>B. Context Map</text:h>
            </text:list-item>
          </text:list>
        </text:list-item>
      </text:list>
      <text:p text:style-name="P6"><text:s text:c="5"/>Transaction depends on Wallet and Gateway.<text:line-break/> <text:s text:c="4"/>Settlement uses Transaction and Wallet data.<text:line-break/> <text:s text:c="4"/>Customer Management supports Wallet.</text:p>
      <text:list xml:id="list36649149" text:continue-numbering="true" text:style-name="Outline">
        <text:list-item>
          <text:list>
            <text:list-item>
              <text:h text:style-name="P5" text:outline-level="2">C. Sub-Domains</text:h>
            </text:list-item>
          </text:list>
        </text:list-item>
      </text:list>
      <text:p text:style-name="P6">Core: Transaction, Settlement<text:line-break/>Supporting: Wallet, Gateway<text:line-break/>Generic: Customer Management</text:p>
      <text:list xml:id="list36658064" text:continue-numbering="true" text:style-name="Outline">
        <text:list-item>
          <text:p text:style-name="P1"><text:s/>Tactical Design</text:p>
          <text:list>
            <text:list-item>
              <text:h text:style-name="P5" text:outline-level="2">A. Transaction Service</text:h>
            </text:list-item>
          </text:list>
        </text:list-item>
      </text:list>
      <text:p text:style-name="P6"><text:s text:c="5"/>Entities: Transaction<text:line-break/> <text:s text:c="4"/>Value Objects: PaymentDetails, Status<text:line-break/> <text:s text:c="4"/>Domain Events: TransactionInitiated<text:line-break/> <text:s text:c="4"/>Repositories: TransactionRepository<text:line-break/> <text:s text:c="4"/>Application Services: PaymentService</text:p>
      <text:list xml:id="list36647795" text:continue-numbering="true" text:style-name="Outline">
        <text:list-item>
          <text:list>
            <text:list-item>
              <text:h text:style-name="P5" text:outline-level="2">B. Wallet Service</text:h>
            </text:list-item>
          </text:list>
        </text:list-item>
      </text:list>
      <text:p text:style-name="P6"><text:s text:c="5"/>Entities: Wallet<text:line-break/> <text:s text:c="4"/>Value Objects: Balance<text:line-break/> <text:s text:c="4"/>Domain Events: WalletDebited <text:line-break/> <text:s text:c="4"/>Repositories: WalletRepository<text:line-break/> <text:s text:c="4"/>Application Services: WalletService</text:p>
      <text:list xml:id="list36637796" text:continue-numbering="true" text:style-name="Outline">
        <text:list-item>
          <text:list>
            <text:list-item>
              <text:h text:style-name="P5" text:outline-level="2">C. Gateway Integration</text:h>
            </text:list-item>
          </text:list>
        </text:list-item>
      </text:list>
      <text:p text:style-name="P6"><text:s text:c="5"/>Entities: GatewayTransaction<text:line-break/> <text:s text:c="4"/>Application Services: GatewayService</text:p>
      <text:list xml:id="list36649651" text:continue-numbering="true" text:style-name="Outline">
        <text:list-item>
          <text:list>
            <text:list-item>
              <text:h text:style-name="P5" text:outline-level="2">D. Settlement Service</text:h>
            </text:list-item>
          </text:list>
        </text:list-item>
      </text:list>
      <text:p text:style-name="P6"><text:s text:c="5"/>Entities: Settlement<text:line-break/> <text:s text:c="4"/>Application Services: SettlementService</text:p>
      <text:list xml:id="list36647823" text:continue-numbering="true" text:style-name="Outline">
        <text:list-item>
          <text:list>
            <text:list-item>
              <text:h text:style-name="P5" text:outline-level="2">E. Customer Management</text:h>
            </text:list-item>
          </text:list>
        </text:list-item>
      </text:list>
      <text:p text:style-name="P6"><text:s text:c="5"/>Entities: Customer, Merchant<text:line-break/> <text:s text:c="4"/>Application Services: UserService</text:p>
      <text:list xml:id="list36663311" text:continue-numbering="true" text:style-name="Outline">
        <text:list-item>
          <text:p text:style-name="P1">Implementation Considerations</text:p>
        </text:list-item>
      </text:list>
      <text:p text:style-name="Standard"><text:span text:style-name="T1"><text:s text:c="5"/>Technology choices: </text:span><text:span text:style-name="T5">Spring Boot, Angular</text:span> </text:p>
      <text:p text:style-name="P7"><text:span text:style-name="T6"><text:s text:c="5"/>Frameworks (DDD)</text:span></text:p>
      <text:p text:style-name="P9"><text:s text:c="5"/>Messaging System (RabbitMQ/Kafka)</text:p>
      <text:p text:style-name="P8"><text:soft-page-break/><text:s text:c="6"/><text:span text:style-name="T6">Specific Data Persistence (ORM/OXM)</text:span></text:p>
      <text:p text:style-name="Standard"><text:span text:style-name="T1"><text:s text:c="6"/>Testing Strategy: Unit, integration, security testing</text:span></text:p>
      <text:list xml:id="list36662796" text:continue-numbering="true" text:style-name="Outline">
        <text:list-item>
          <text:p text:style-name="P2"><text:s/>Glossary</text:p>
        </text:list-item>
      </text:list>
      <text:p text:style-name="P6"><text:s text:c="5"/>Transaction: A payment attempt by a user<text:line-break/> <text:s text:c="4"/>Wallet: User's digital balance <text:line-break/> <text:s text:c="4"/>Settlement: Final transfer to merchant<text:line-break/> <text:s text:c="4"/>Gateway: External payment service<text:line-break/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8</meta:editing-cycles>
    <meta:creation-date>2013-12-23T23:15:00</meta:creation-date>
    <dc:date>2025-04-11T16:38:37.95</dc:date>
    <meta:editing-duration>P1DT1H25M45S</meta:editing-duration>
    <meta:generator>OpenOffice/4.1.13$Win32 OpenOffice.org_project/4113m1$Build-9810</meta:generator>
    <meta:document-statistic meta:table-count="0" meta:image-count="0" meta:object-count="0" meta:page-count="3" meta:paragraph-count="37" meta:word-count="274" meta:character-count="26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